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6201in" fo:break-before="auto" style:use-optimal-row-height="false"/>
    </style:style>
    <style:style style:name="ro4" style:family="table-row">
      <style:table-row-properties style:row-height="0.8201in" fo:break-before="auto" style:use-optimal-row-height="false"/>
    </style:style>
    <style:style style:name="ro5" style:family="table-row">
      <style:table-row-properties style:row-height="1.020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><text:s text:c="8"/>SEO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pri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><text:s text:c="8"/>SEO</text:p>
          </table:table-cell>
          <table:table-cell table:style-name="ce2" office:value-type="string">
            <text:p>Mots clefs</text:p>
            <text:p>Pas adaptés</text:p>
          </table:table-cell>
          <table:table-cell table:style-name="ce2" office:value-type="string">
            <text:p>Dans la balise meta keywords les </text:p>
            <text:p>Mots clefs sont trop répétitif et non </text:p>
            <text:p>Adaptés</text:p>
          </table:table-cell>
          <table:table-cell table:style-name="ce2" office:value-type="string">
            <text:p>Il ne faut pas répéter plusieurs fois les mêmes mots mais </text:p>
            <text:p>Plutôt faire une recherche de mots clefs pour qu'ils</text:p>
            <text:p>Soient plus pertinents</text:p>
          </table:table-cell>
          <table:table-cell table:style-name="ce2" office:value-type="string">
            <text:p>Suprimer les mots clefs qui sont en double</text:p>
            <text:p>Et en rajouter des plus pertinents</text:p>
          </table:table-cell>
          <table:table-cell table:style-name="ce3" office:value-type="string">
            <text:p>(https://www.webrankinfo.com/dossiers/debutants/meta-keywords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Il ne faut pas caché des mots clefs dans notre page</text:p>
            <text:p>Web car cela pourrai causer des sanctions de la part </text:p>
            <text:p>De google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5">
          <table:table-cell table:style-name="ce3" office:value-type="string">
            <text:p><text:s text:c="8"/><text:span text:style-name="T1">SEO</text:span></text:p>
          </table:table-cell>
          <table:table-cell table:style-name="ce3" office:value-type="string">
            <text:p>Site non résponsive</text:p>
          </table:table-cell>
          <table:table-cell table:style-name="ce6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6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5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6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6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4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ce4" office:value-type="string">
            <text:p><text:s text:c="2"/>Accesibilité</text:p>
          </table:table-cell>
          <table:table-cell table:style-name="ce8" office:value-type="string">
            <text:p>Page 2 non conforme</text:p>
          </table:table-cell>
          <table:table-cell table:style-name="ce10" office:value-type="string">
            <text:p>L'appellation page 2 n'est pas assez </text:p>
            <text:p>Precis sur ce qu'elle contient </text:p>
          </table:table-cell>
          <table:table-cell table:style-name="ce10" office:value-type="string">
            <text:p>Il faut garder une structure d'url simple mais précise sur</text:p>
            <text:p>Ce que contient la page</text:p>
          </table:table-cell>
          <table:table-cell table:style-name="ce11" office:value-type="string">
            <text:p><text:span text:style-name="T2">Changer "page 2" par un nom plus approprié</text:span></text:p>
            <text:p><text:span text:style-name="T2">Comme "contact"</text:span></text:p>
          </table:table-cell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9" office:value-type="string">
            <text:p>Contrast de couleur</text:p>
          </table:table-cell>
          <table:table-cell table:style-name="ce8" office:value-type="string">
            <text:p>Contraste de couleur trop faible entre</text:p>
            <text:p><text:s/>Le texte et le fond</text:p>
          </table:table-cell>
          <table:table-cell table:style-name="ce8" office:value-type="string">
            <text:p>S'assurer que le texte est suffisament visible par rapport </text:p>
            <text:p>À la couleur et la luminosité du fond</text:p>
          </table:table-cell>
          <table:table-cell table:style-name="ce10" office:value-type="string">
            <text:p>Changer la couleur du texte pour qu'il soit plus</text:p>
            <text:p>Visible</text:p>
          </table:table-cell>
          <table:table-cell office:value-type="string">
            <text:p>(https://web.dev/color-contrast/?utm_source=lighthouse&amp;utm_medium=devtools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Default" table:number-columns-repeated="920"/>
        </table:table-row>
        <table:table-row table:style-name="ro1">
          <table:table-cell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 table:number-rows-repeated="1048556">
          <table:table-cell table:number-columns-repeated="920"/>
        </table:table-row>
        <table:table-row table:style-name="ro6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4">09/14/2022</text:date>, <text:time>13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4T13:30:18.14</dc:date>
    <dc:creator>yoann L</dc:creator>
    <meta:generator>OpenOffice/4.1.13$Win32 OpenOffice.org_project/4113m1$Build-9810</meta:generator>
    <meta:editing-duration>P2DT6H49S</meta:editing-duration>
    <meta:editing-cycles>42</meta:editing-cycles>
    <meta:document-statistic meta:table-count="1" meta:cell-count="96" meta:object-count="0"/>
  </office:meta>
</office:document-meta>
</file>